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000000351433544DC.png" manifest:media-type="image/png"/>
  <manifest:file-entry manifest:full-path="Pictures/100000010000050000000020756EAF6F.png" manifest:media-type="image/png"/>
  <manifest:file-entry manifest:full-path="Pictures/10000C340000844B000003421C8EBBF6.svg" manifest:media-type="image/svg+xml"/>
  <manifest:file-entry manifest:full-path="Pictures/100000010000050000000020CA013555.png" manifest:media-type="image/png"/>
  <manifest:file-entry manifest:full-path="Pictures/10000001000001F300000354A4683E4E.png" manifest:media-type="image/png"/>
  <manifest:file-entry manifest:full-path="Pictures/1000000100000020000002D096E15883.png" manifest:media-type="image/png"/>
  <manifest:file-entry manifest:full-path="Pictures/1000000100000020000002D08EE0D876.png" manifest:media-type="image/png"/>
  <manifest:file-entry manifest:full-path="Pictures/10000C1C0000034200004A6AE9C37B9A.svg" manifest:media-type="image/svg+xml"/>
  <manifest:file-entry manifest:full-path="Pictures/10000CA90000844B000003429459CB15.svg" manifest:media-type="image/svg+xml"/>
  <manifest:file-entry manifest:full-path="Pictures/10000C8F0000034200004A6A1EBF6087.svg" manifest:media-type="image/svg+xml"/>
  <manifest:file-entry manifest:full-path="Pictures/1000000000000780000004386765EBC4.jpg" manifest:media-type="image/jpeg"/>
  <manifest:file-entry manifest:full-path="Pictures/100000000000078000000438AA638A1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Leaf_20_Blue_20_1-title">
      <style:graphic-properties fo:min-height="5cm" loext:decorative="false"/>
      <style:paragraph-properties style:writing-mode="lr-tb"/>
    </style:style>
    <style:style style:name="pr2" style:family="presentation" style:parent-style-name="Leaf_20_Blue_20_1-subtitle">
      <style:graphic-properties draw:fill-color="#ffffff" fo:min-height="4.649cm" loext:decorative="false"/>
      <style:paragraph-properties style:writing-mode="lr-tb"/>
    </style:style>
    <style:style style:name="pr3" style:family="presentation" style:parent-style-name="Leaf_20_Blue_20_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Leaf_20_Blue_20_1-outline1">
      <style:graphic-properties fo:min-height="5.75cm" loext:decorative="false"/>
      <style:paragraph-properties style:writing-mode="lr-tb"/>
    </style:style>
    <style:style style:name="pr5" style:family="presentation" style:parent-style-name="Leaf_20_Blue_20_2-title">
      <style:graphic-properties fo:min-height="2.25cm" loext:decorative="false"/>
      <style:paragraph-properties style:writing-mode="lr-tb"/>
    </style:style>
    <style:style style:name="pr6" style:family="presentation" style:parent-style-name="Leaf_20_Blue_20_2-outline1">
      <style:graphic-properties fo:min-height="9.25cm" loext:decorative="false"/>
      <style:paragraph-properties style:writing-mode="lr-tb"/>
    </style:style>
    <style:style style:name="pr7" style:family="presentation" style:parent-style-name="Leaf_20_Blue_20_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-color="#ffffff"/>
      <style:text-properties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66pt" fo:font-weight="bold" style:font-size-asian="66pt" style:font-weight-asian="bold" style:font-size-complex="66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style="italic" style:font-size-asian="15pt" style:font-style-asian="italic" style:font-size-complex="15pt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eaf_20_Blue_20_1" presentation:presentation-page-layout-name="AL1T0">
        <office:forms form:automatic-focus="false" form:apply-design-mode="false"/>
        <draw:frame presentation:style-name="pr1" draw:text-style-name="P1" draw:layer="layout" svg:width="20.955cm" svg:height="8.255cm" svg:x="6.985cm" svg:y="0.635cm" presentation:class="title" presentation:user-transformed="true">
          <draw:text-box>
            <text:p text:style-name="P1"><text:span text:style-name="T1">ACCOUNTING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text-style-name="P3" draw:layer="layout" svg:width="20.32cm" svg:height="4.796cm" svg:x="6.35cm" svg:y="5.08cm" presentation:class="subtitle" presentation:user-transformed="true">
          <draw:text-box>
            <text:p text:style-name="P2"><text:span text:style-name="T2">1. Accounting:</text:span><text:span text:style-name="T3"> <text:s/>Is a process of identifying and measuring</text:span></text:p>
            <text:p text:style-name="P2"><text:span text:style-name="T3"><text:s text:c="48"/></text:span><text:span text:style-name="T3">the financial <text:s text:c="3"/>information to permit the informed</text:span></text:p>
            <text:p text:style-name="P2"><text:span text:style-name="T3"><text:s text:c="44"/></text:span><text:span text:style-name="T3">Judgments and decision by users Information.</text:span></text:p>
            <text:p text:style-name="P2"><text:span text:style-name="T3"/></text:p>
            <text:p text:style-name="P2"><text:span text:style-name="T3"><text:s text:c="36"/>“</text:span><text:span text:style-name="T4">American Institute certified <text:s/>Public Accountant”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eaf_20_Blue_20_1" presentation:presentation-page-layout-name="AL2T1">
        <office:forms form:automatic-focus="false" form:apply-design-mode="false"/>
        <draw:frame presentation:style-name="pr1" draw:layer="layout" svg:width="24cm" svg:height="5cm" svg:x="5.08cm" svg:y="0cm" presentation:class="title" presentation:user-transformed="true">
          <draw:text-box>
            <text:p><text:s text:c="16"/>ACCOUNTING</text:p>
          </draw:text-box>
        </draw:frame>
        <draw:frame presentation:style-name="pr4" draw:text-style-name="P5" draw:layer="layout" svg:width="21.645cm" svg:height="6cm" svg:x="5.715cm" svg:y="5.43cm" presentation:class="outline" presentation:user-transformed="true">
          <draw:text-box>
            <text:list text:style-name="L2">
              <text:list-header>
                <text:p text:style-name="P5"><text:span text:style-name="T2">2. Accounting:</text:span><text:span text:style-name="T5"> <text:s/>Is a art of recording , classifying and summarizing the <text:s text:c="52"/>financial information in terms of money, transaction and <text:s text:c="47"/>events which are part of <text:s/>business and interpreting results, <text:s text:c="42"/>thereof. </text:span><text:span text:style-name="T6"><text:s/>“American Association Accounting”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eaf_20_Blue_20_1" presentation:presentation-page-layout-name="AL2T1">
        <office:forms form:automatic-focus="false" form:apply-design-mode="false"/>
        <draw:frame presentation:style-name="pr1" draw:layer="layout" svg:width="21.1cm" svg:height="2.5cm" svg:x="6.35cm" svg:y="1cm" presentation:class="title" presentation:user-transformed="true">
          <draw:text-box>
            <text:p><text:s text:c="13"/>ACCOUNTING</text:p>
          </draw:text-box>
        </draw:frame>
        <draw:frame presentation:style-name="pr4" draw:layer="layout" svg:width="21.1cm" svg:height="9.5cm" svg:x="5.4cm" svg:y="4.5cm" presentation:class="outline">
          <draw:text-box>
            <text:list text:style-name="L2">
              <text:list-header>
                <text:p><text:span text:style-name="T2">3.Accounting:</text:span> <text:span text:style-name="T3">Is process of recording financial information pertaining <text:s text:c="34"/>of business. </text:span><text:span text:style-name="T4">“Charles T. Horngren”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eaf_20_Blue_20_1" presentation:presentation-page-layout-name="AL2T1">
        <office:forms form:automatic-focus="false" form:apply-design-mode="false"/>
        <draw:frame presentation:style-name="pr1" draw:layer="layout" svg:width="21.1cm" svg:height="2.5cm" svg:x="6.35cm" svg:y="1cm" presentation:class="title" presentation:user-transformed="true">
          <draw:text-box>
            <text:p><text:s text:c="15"/>ACCOUNTING</text:p>
          </draw:text-box>
        </draw:frame>
        <draw:frame presentation:style-name="pr4" draw:layer="layout" svg:width="21.1cm" svg:height="9.5cm" svg:x="5.715cm" svg:y="4.5cm" presentation:class="outline" presentation:user-transformed="true">
          <draw:text-box>
            <text:list text:style-name="L2">
              <text:list-header>
                <text:p><text:span text:style-name="T7">4.Accounting: </text:span><text:span text:style-name="T8">Is a systematic comprehensive recording of <text:s text:c="56"/>financial transaction of business. </text:span><text:span text:style-name="T9">“J.R Edwards <text:s text:c="54"/>and Newberry”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eaf_20_Blue_20_1">
        <office:forms form:automatic-focus="false" form:apply-design-mode="false"/>
        <draw:frame presentation:style-name="pr1" draw:layer="layout" svg:width="24cm" svg:height="5cm" svg:x="4.419cm" svg:y="0.053cm" presentation:class="title" presentation:user-transformed="true">
          <draw:text-box>
            <text:p><text:s text:c="13"/>ACCOUNTING</text:p>
          </draw:text-box>
        </draw:frame>
        <draw:frame presentation:style-name="pr4" draw:text-style-name="P6" draw:layer="layout" svg:width="22.73cm" svg:height="6cm" svg:x="5.27cm" svg:y="5.43cm" presentation:class="outline" presentation:user-transformed="true">
          <draw:text-box>
            <text:list text:style-name="L2">
              <text:list-header>
                <text:p text:style-name="P6"><text:span text:style-name="T7">5.Accounting:</text:span><text:span text:style-name="T10"> </text:span><text:span text:style-name="T8">Is a process of keeping financial account <text:s text:c="74"/>to use them to guide managements <text:s/>decision. </text:span></text:p>
                <text:p text:style-name="P6"><text:span text:style-name="T9"><text:s text:c="62"/>“</text:span><text:span text:style-name="T9">Antony A. Atikson”</text:span><text:span text:style-name="T11"> 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eaf_20_Blue_20_2" presentation:presentation-page-layout-name="AL2T1">
        <office:forms form:automatic-focus="false" form:apply-design-mode="false"/>
        <draw:frame presentation:style-name="pr5" draw:text-style-name="P7" draw:layer="layout" svg:width="21.1cm" svg:height="4.955cm" svg:x="1.125cm" svg:y="5.84cm" presentation:class="title" presentation:user-transformed="true">
          <draw:text-box>
            <text:p text:style-name="P7"><text:span text:style-name="T12">THANKS!</text:span></text:p>
          </draw:text-box>
        </draw:frame>
        <draw:frame presentation:style-name="pr6" draw:text-style-name="P6" draw:layer="layout" svg:width="21.1cm" svg:height="3.12cm" svg:x="3.03cm" svg:y="1.27cm" presentation:class="outline" presentation:user-transformed="true">
          <draw:text-box>
            <text:list text:style-name="L2">
              <text:list-header>
                <text:p text:style-name="P6"><text:span text:style-name="T7">Those was 5 Definitions of Accounting with their Author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d4ea6b" draw:end-color="#bbe33d" draw:start-intensity="100%" draw:end-intensity="100%" draw:angle="30deg" draw:border="0%">
      <loext:gradient-stop svg:offset="0" loext:color-type="rgb" loext:color-value="#d4ea6b"/>
      <loext:gradient-stop svg:offset="1" loext:color-type="rgb" loext:color-value="#bbe33d"/>
    </draw:gradient>
    <draw:gradient draw:name="Gradient_20_100" draw:display-name="Gradient 100" draw:style="linear" draw:start-color="#62cf51" draw:end-color="#3faf46" draw:start-intensity="100%" draw:end-intensity="100%" draw:angle="30deg" draw:border="0%">
      <loext:gradient-stop svg:offset="0" loext:color-type="rgb" loext:color-value="#62cf51"/>
      <loext:gradient-stop svg:offset="1" loext:color-type="rgb" loext:color-value="#3faf46"/>
    </draw:gradient>
    <draw:gradient draw:name="Gradient_20_102" draw:display-name="Gradient 102" draw:style="linear" draw:start-color="#8e86ae" draw:end-color="#a1467e" draw:start-intensity="100%" draw:end-intensity="100%" draw:angle="30deg" draw:border="0%">
      <loext:gradient-stop svg:offset="0" loext:color-type="rgb" loext:color-value="#8e86ae"/>
      <loext:gradient-stop svg:offset="1" loext:color-type="rgb" loext:color-value="#a1467e"/>
    </draw:gradient>
    <draw:gradient draw:name="Gradient_20_104" draw:display-name="Gradient 104" draw:style="linear" draw:start-color="#81aca6" draw:end-color="#5983b0" draw:start-intensity="100%" draw:end-intensity="100%" draw:angle="30deg" draw:border="0%">
      <loext:gradient-stop svg:offset="0" loext:color-type="rgb" loext:color-value="#81aca6"/>
      <loext:gradient-stop svg:offset="1" loext:color-type="rgb" loext:color-value="#5983b0"/>
    </draw:gradient>
    <draw:gradient draw:name="Gradient_20_14" draw:display-name="Gradient 14" draw:style="linear" draw:start-color="#6ad15a" draw:end-color="#5eb91e" draw:start-intensity="100%" draw:end-intensity="100%" draw:angle="30deg" draw:border="0%">
      <loext:gradient-stop svg:offset="0" loext:color-type="rgb" loext:color-value="#6ad15a"/>
      <loext:gradient-stop svg:offset="1" loext:color-type="rgb" loext:color-value="#5eb91e"/>
    </draw:gradient>
    <draw:gradient draw:name="Gradient_20_21" draw:display-name="Gradient 21" draw:style="linear" draw:start-color="#dee6ef" draw:end-color="#50938a" draw:start-intensity="100%" draw:end-intensity="100%" draw:angle="30deg" draw:border="0%">
      <loext:gradient-stop svg:offset="0" loext:color-type="rgb" loext:color-value="#dee6ef"/>
      <loext:gradient-stop svg:offset="1" loext:color-type="rgb" loext:color-value="#50938a"/>
    </draw:gradient>
    <draw:gradient draw:name="Gradient_20_22" draw:display-name="Gradient 22" draw:style="linear" draw:start-color="#6fc8fa" draw:end-color="#729fcf" draw:start-intensity="100%" draw:end-intensity="100%" draw:angle="30deg" draw:border="0%">
      <loext:gradient-stop svg:offset="0" loext:color-type="rgb" loext:color-value="#6fc8fa"/>
      <loext:gradient-stop svg:offset="1" loext:color-type="rgb" loext:color-value="#729fcf"/>
    </draw:gradient>
    <draw:gradient draw:name="Gradient_20_25" draw:display-name="Gradient 25" draw:style="linear" draw:start-color="#5983b0" draw:end-color="#3465a4" draw:start-intensity="100%" draw:end-intensity="100%" draw:angle="30deg" draw:border="0%">
      <loext:gradient-stop svg:offset="0" loext:color-type="rgb" loext:color-value="#5983b0"/>
      <loext:gradient-stop svg:offset="1" loext:color-type="rgb" loext:color-value="#3465a4"/>
    </draw:gradient>
    <draw:gradient draw:name="Gradient_20_34" draw:display-name="Gradient 34" draw:style="linear" draw:start-color="#bbe33d" draw:end-color="#77bc65" draw:start-intensity="100%" draw:end-intensity="100%" draw:angle="30deg" draw:border="0%">
      <loext:gradient-stop svg:offset="0" loext:color-type="rgb" loext:color-value="#bbe33d"/>
      <loext:gradient-stop svg:offset="1" loext:color-type="rgb" loext:color-value="#77bc65"/>
    </draw:gradient>
    <draw:gradient draw:name="Gradient_20_43" draw:display-name="Gradient 43" draw:style="linear" draw:start-color="#6fc8fa" draw:end-color="#2d88bb" draw:start-intensity="100%" draw:end-intensity="100%" draw:angle="30deg" draw:border="0%">
      <loext:gradient-stop svg:offset="0" loext:color-type="rgb" loext:color-value="#6fc8fa"/>
      <loext:gradient-stop svg:offset="1" loext:color-type="rgb" loext:color-value="#2d88bb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AA638A1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SC1" style:font-size-asian="24pt" style:language-asian="zh" style:country-asian="CN" style:font-name-complex="Noto Sans Devanagari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name-asian="Noto Sans CJK SC1" style:font-family-asian="'Noto Sans CJK SC'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stroke="none" draw:fill="solid" draw:fill-color="#ffffff" fo:wrap-option="wrap"/>
      <style:text-properties fo:font-size="18pt"/>
    </style:style>
    <style:style style:name="Shapes" style:family="graphic" style:parent-style-name="Graphic">
      <style:graphic-properties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 draw:textarea-horizontal-align="center" draw:textarea-vertical-align="middle" draw:auto-grow-height="false"/>
      <style:paragraph-properties fo:margin-left="0cm" fo:margin-right="0cm" fo:text-align="center" fo:text-indent="0cm"/>
    </style:style>
    <style:style style:name="Filled_20_Blue" style:display-name="Filled Blue" style:family="graphic" style:parent-style-name="Filled">
      <style:graphic-properties draw:fill="solid" draw:fill-color="#41aeeb"/>
      <style:paragraph-properties fo:margin-left="0cm" fo:margin-right="0cm" fo:text-align="center" fo:text-indent="0c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41aeeb"/>
      <style:text-properties fo:color="#41aeeb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Light_20_Blue" style:display-name="Filled Light Blue" style:family="graphic" style:parent-style-name="Filled">
      <style:graphic-properties draw:fill="solid" draw:fill-color="#6fc8fa"/>
      <style:paragraph-properties fo:margin-left="0cm" fo:margin-right="0cm" fo:text-align="center" fo:text-indent="0cm"/>
      <style:text-properties fo:color="#ffffff" loext:opacity="100%"/>
    </style:style>
    <style:style style:name="Gradient_20_10" style:display-name="Gradient 10" style:family="graphic" style:parent-style-name="Filled">
      <style:graphic-properties draw:fill="gradient" draw:fill-gradient-name="Gradient_20_10"/>
      <style:text-properties fo:color="#ffffff" loext:opacity="100%"/>
    </style:style>
    <style:style style:name="Gradient_20_14" style:display-name="Gradient 14" style:family="graphic" style:parent-style-name="Filled">
      <style:graphic-properties draw:fill="gradient" draw:fill-gradient-name="Gradient_20_14"/>
      <style:text-properties fo:color="#ffffff" loext:opacity="100%"/>
    </style:style>
    <style:style style:name="Gradient_20_21" style:display-name="Gradient 21" style:family="graphic" style:parent-style-name="Filled">
      <style:graphic-properties draw:fill="gradient" draw:fill-gradient-name="Gradient_20_21"/>
      <style:text-properties fo:color="#ffffff" loext:opacity="100%"/>
    </style:style>
    <style:style style:name="Gradient_20_22" style:display-name="Gradient 22" style:family="graphic" style:parent-style-name="Filled">
      <style:graphic-properties draw:fill="gradient" draw:fill-gradient-name="Gradient_20_22"/>
      <style:text-properties fo:color="#ffffff" loext:opacity="100%"/>
    </style:style>
    <style:style style:name="Gradient_20_25" style:display-name="Gradient 25" style:family="graphic" style:parent-style-name="Filled">
      <style:graphic-properties draw:fill="gradient" draw:fill-gradient-name="Gradient_20_25"/>
      <style:text-properties fo:color="#ffffff" loext:opacity="100%"/>
    </style:style>
    <style:style style:name="Gradient_20_34" style:display-name="Gradient 34" style:family="graphic" style:parent-style-name="Filled">
      <style:graphic-properties draw:fill="gradient" draw:fill-gradient-name="Gradient_20_34"/>
      <style:text-properties fo:color="#ffffff" loext:opacity="100%"/>
    </style:style>
    <style:style style:name="Gradient_20_43" style:display-name="Gradient 43" style:family="graphic" style:parent-style-name="Filled">
      <style:graphic-properties draw:fill="gradient" draw:fill-gradient-name="Gradient_20_43"/>
      <style:text-properties fo:color="#ffffff" loext:opacity="100%"/>
    </style:style>
    <style:style style:name="Gradient_20_100" style:display-name="Gradient 100" style:family="graphic" style:parent-style-name="Filled">
      <style:graphic-properties draw:fill="gradient" draw:fill-gradient-name="Gradient_20_100"/>
      <style:text-properties fo:color="#ffffff" loext:opacity="100%"/>
    </style:style>
    <style:style style:name="Gradient_20_102" style:display-name="Gradient 102" style:family="graphic" style:parent-style-name="Filled">
      <style:graphic-properties draw:fill="gradient" draw:fill-gradient-name="Gradient_20_102"/>
      <style:text-properties fo:color="#ffffff" loext:opacity="100%"/>
    </style:style>
    <style:style style:name="Gradient_20_104" style:display-name="Gradient 104" style:family="graphic" style:parent-style-name="Filled">
      <style:graphic-properties draw:fill="gradient" draw:fill-gradient-name="Gradient_20_104"/>
      <style:text-properties fo:color="#ffffff" loext:opacity="100%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size="28pt" style:font-size-asian="28pt" style:font-size-complex="28pt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size="24pt" style:font-size-asian="24pt" style:font-size-complex="24pt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size="20pt" style:font-size-asian="20pt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</style:style>
    <style:style style:name="Title_20_Slide-outline6" style:display-name="Title Slide-outline6" style:family="presentation" style:parent-style-name="Title_20_Slide-outline5"/>
    <style:style style:name="Title_20_Slide-outline7" style:display-name="Title Slide-outline7" style:family="presentation" style:parent-style-name="Title_20_Slide-outline6"/>
    <style:style style:name="Title_20_Slide-outline8" style:display-name="Title Slide-outline8" style:family="presentation" style:parent-style-name="Title_20_Slide-outline7"/>
    <style:style style:name="Title_20_Slide-outline9" style:display-name="Title Slide-outline9" style:family="presentation" style:parent-style-name="Title_20_Slide-outline8"/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size="28pt" style:font-size-asian="28pt" style:font-size-complex="28pt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size="24pt" style:font-size-asian="24pt" style:font-size-complex="24pt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size="20pt" style:font-size-asian="20pt" style:font-size-complex="20pt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</style:style>
    <style:style style:name="Right_20_Bar_20_White-outline6" style:display-name="Right Bar White-outline6" style:family="presentation" style:parent-style-name="Right_20_Bar_20_White-outline5"/>
    <style:style style:name="Right_20_Bar_20_White-outline7" style:display-name="Right Bar White-outline7" style:family="presentation" style:parent-style-name="Right_20_Bar_20_White-outline6"/>
    <style:style style:name="Right_20_Bar_20_White-outline8" style:display-name="Right Bar White-outline8" style:family="presentation" style:parent-style-name="Right_20_Bar_20_White-outline7"/>
    <style:style style:name="Right_20_Bar_20_White-outline9" style:display-name="Right Bar White-outline9" style:family="presentation" style:parent-style-name="Right_20_Bar_20_White-outline8"/>
    <style:style style:name="Right_20_Bar_20_White-subtitle" style:display-name="Right Bar White-subtitle" style:family="presentation">
      <style:graphic-properties draw:stroke="none" draw:fill="none" draw:textarea-vertical-align="middle" draw:auto-grow-height="false" draw:fit-to-size="false" style:shrink-to-fit="tru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393e4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 draw:auto-grow-height="false" draw:fit-to-size="false" style:shrink-to-fit="tru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</style:style>
    <style:style style:name="Left_20_Bar_20_White-outline6" style:display-name="Left Bar White-outline6" style:family="presentation" style:parent-style-name="Left_20_Bar_20_White-outline5"/>
    <style:style style:name="Left_20_Bar_20_White-outline7" style:display-name="Left Bar White-outline7" style:family="presentation" style:parent-style-name="Left_20_Bar_20_White-outline6"/>
    <style:style style:name="Left_20_Bar_20_White-outline8" style:display-name="Left Bar White-outline8" style:family="presentation" style:parent-style-name="Left_20_Bar_20_White-outline7"/>
    <style:style style:name="Left_20_Bar_20_White-outline9" style:display-name="Left Bar White-outline9" style:family="presentation" style:parent-style-name="Left_20_Bar_20_White-outline8"/>
    <style:style style:name="Left_20_Bar_20_White-subtitle" style:display-name="Left Bar White-subtitle" style:family="presentation">
      <style:graphic-properties draw:stroke="none" draw:fill="none" draw:textarea-vertical-align="middle" draw:auto-grow-height="false" draw:fit-to-size="false" style:shrink-to-fit="tru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 draw:auto-grow-height="false" draw:fit-to-size="false" style:shrink-to-fit="tru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</style:style>
    <style:style style:name="Bottom_20_Bar_20_White-outline6" style:display-name="Bottom Bar White-outline6" style:family="presentation" style:parent-style-name="Bottom_20_Bar_20_White-outline5"/>
    <style:style style:name="Bottom_20_Bar_20_White-outline7" style:display-name="Bottom Bar White-outline7" style:family="presentation" style:parent-style-name="Bottom_20_Bar_20_White-outline6"/>
    <style:style style:name="Bottom_20_Bar_20_White-outline8" style:display-name="Bottom Bar White-outline8" style:family="presentation" style:parent-style-name="Bottom_20_Bar_20_White-outline7"/>
    <style:style style:name="Bottom_20_Bar_20_White-outline9" style:display-name="Bottom Bar White-outline9" style:family="presentation" style:parent-style-name="Bottom_20_Bar_20_White-outline8"/>
    <style:style style:name="Bottom_20_Bar_20_White-subtitle" style:display-name="Bottom Bar White-subtitle" style:family="presentation">
      <style:graphic-properties draw:stroke="none" draw:fill="none" draw:textarea-vertical-align="middle" draw:auto-grow-height="false" draw:fit-to-size="false" style:shrink-to-fit="tru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393e4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 draw:auto-grow-height="false" draw:fit-to-size="false" style:shrink-to-fit="tru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use-window-font-color="true" loext:opacity="0%"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</style:style>
    <style:style style:name="Bottom_20_Bar_20_Blue-outline6" style:display-name="Bottom Bar Blue-outline6" style:family="presentation" style:parent-style-name="Bottom_20_Bar_20_Blue-outline5"/>
    <style:style style:name="Bottom_20_Bar_20_Blue-outline7" style:display-name="Bottom Bar Blue-outline7" style:family="presentation" style:parent-style-name="Bottom_20_Bar_20_Blue-outline6"/>
    <style:style style:name="Bottom_20_Bar_20_Blue-outline8" style:display-name="Bottom Bar Blue-outline8" style:family="presentation" style:parent-style-name="Bottom_20_Bar_20_Blue-outline7"/>
    <style:style style:name="Bottom_20_Bar_20_Blue-outline9" style:display-name="Bottom Bar Blue-outline9" style:family="presentation" style:parent-style-name="Bottom_20_Bar_20_Blue-outline8"/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 draw:auto-grow-height="false" draw:fit-to-size="false" style:shrink-to-fit="tru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</style:style>
    <style:style style:name="Leaf_20_White_20_1-outline6" style:display-name="Leaf White 1-outline6" style:family="presentation" style:parent-style-name="Leaf_20_White_20_1-outline5"/>
    <style:style style:name="Leaf_20_White_20_1-outline7" style:display-name="Leaf White 1-outline7" style:family="presentation" style:parent-style-name="Leaf_20_White_20_1-outline6"/>
    <style:style style:name="Leaf_20_White_20_1-outline8" style:display-name="Leaf White 1-outline8" style:family="presentation" style:parent-style-name="Leaf_20_White_20_1-outline7"/>
    <style:style style:name="Leaf_20_White_20_1-outline9" style:display-name="Leaf White 1-outline9" style:family="presentation" style:parent-style-name="Leaf_20_White_20_1-outline8"/>
    <style:style style:name="Leaf_20_White_20_1-subtitle" style:display-name="Leaf White 1-subtitle" style:family="presentation">
      <style:graphic-properties draw:stroke="none" draw:fill="none" draw:textarea-vertical-align="middle" draw:auto-grow-height="false" draw:fit-to-size="false" style:shrink-to-fit="tru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393e4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 draw:auto-grow-height="false" draw:fit-to-size="false" style:shrink-to-fit="tru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#ffffff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solid" draw:fill-color="#ffffff" draw:opacity="50%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</style:style>
    <style:style style:name="Leaf_20_White_20_2-outline6" style:display-name="Leaf White 2-outline6" style:family="presentation" style:parent-style-name="Leaf_20_White_20_2-outline5"/>
    <style:style style:name="Leaf_20_White_20_2-outline7" style:display-name="Leaf White 2-outline7" style:family="presentation" style:parent-style-name="Leaf_20_White_20_2-outline6"/>
    <style:style style:name="Leaf_20_White_20_2-outline8" style:display-name="Leaf White 2-outline8" style:family="presentation" style:parent-style-name="Leaf_20_White_20_2-outline7"/>
    <style:style style:name="Leaf_20_White_20_2-outline9" style:display-name="Leaf White 2-outline9" style:family="presentation" style:parent-style-name="Leaf_20_White_20_2-outline8"/>
    <style:style style:name="Leaf_20_White_20_2-subtitle" style:display-name="Leaf White 2-subtitle" style:family="presentation">
      <style:graphic-properties draw:stroke="none" draw:fill="solid" draw:fill-color="#ffffff" draw:opacity="50%" draw:textarea-vertical-align="middle" draw:auto-grow-height="false" draw:fit-to-size="false" style:shrink-to-fit="tru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393e4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 draw:auto-grow-height="false" draw:fit-to-size="false" style:shrink-to-fit="tru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size="28pt" style:font-size-asian="28pt" style:font-size-complex="28pt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size="24pt" style:font-size-asian="24pt" style:font-size-complex="24pt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size="20pt" style:font-size-asian="20pt" style:font-size-complex="20pt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</style:style>
    <style:style style:name="Right_20_Bar_20_Blue-outline6" style:display-name="Right Bar Blue-outline6" style:family="presentation" style:parent-style-name="Right_20_Bar_20_Blue-outline5"/>
    <style:style style:name="Right_20_Bar_20_Blue-outline7" style:display-name="Right Bar Blue-outline7" style:family="presentation" style:parent-style-name="Right_20_Bar_20_Blue-outline6"/>
    <style:style style:name="Right_20_Bar_20_Blue-outline8" style:display-name="Right Bar Blue-outline8" style:family="presentation" style:parent-style-name="Right_20_Bar_20_Blue-outline7"/>
    <style:style style:name="Right_20_Bar_20_Blue-outline9" style:display-name="Right Bar Blue-outline9" style:family="presentation" style:parent-style-name="Right_20_Bar_20_Blue-outline8"/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 draw:auto-grow-height="false" draw:fit-to-size="false" style:shrink-to-fit="tru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</style:style>
    <style:style style:name="Left_20_Bar_20_Blue-outline6" style:display-name="Left Bar Blue-outline6" style:family="presentation" style:parent-style-name="Left_20_Bar_20_Blue-outline5"/>
    <style:style style:name="Left_20_Bar_20_Blue-outline7" style:display-name="Left Bar Blue-outline7" style:family="presentation" style:parent-style-name="Left_20_Bar_20_Blue-outline6"/>
    <style:style style:name="Left_20_Bar_20_Blue-outline8" style:display-name="Left Bar Blue-outline8" style:family="presentation" style:parent-style-name="Left_20_Bar_20_Blue-outline7"/>
    <style:style style:name="Left_20_Bar_20_Blue-outline9" style:display-name="Left Bar Blue-outline9" style:family="presentation" style:parent-style-name="Left_20_Bar_20_Blue-outline8"/>
    <style:style style:name="Left_20_Bar_20_Blue-subtitle" style:display-name="Left Bar Blue-subtitle" style:family="presentation">
      <style:graphic-properties draw:stroke="none" draw:fill="none" draw:textarea-vertical-align="middle" draw:auto-grow-height="false" draw:fit-to-size="false" style:shrink-to-fit="tru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 draw:auto-grow-height="false" draw:fit-to-size="false" style:shrink-to-fit="tru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#1e86c1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</style:style>
    <style:style style:name="Leaf_20_Blue_20_1-outline6" style:display-name="Leaf Blue 1-outline6" style:family="presentation" style:parent-style-name="Leaf_20_Blue_20_1-outline5"/>
    <style:style style:name="Leaf_20_Blue_20_1-outline7" style:display-name="Leaf Blue 1-outline7" style:family="presentation" style:parent-style-name="Leaf_20_Blue_20_1-outline6"/>
    <style:style style:name="Leaf_20_Blue_20_1-outline8" style:display-name="Leaf Blue 1-outline8" style:family="presentation" style:parent-style-name="Leaf_20_Blue_20_1-outline7"/>
    <style:style style:name="Leaf_20_Blue_20_1-outline9" style:display-name="Leaf Blue 1-outline9" style:family="presentation" style:parent-style-name="Leaf_20_Blue_20_1-outline8"/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 draw:auto-grow-height="false" draw:fit-to-size="false" style:shrink-to-fit="tru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#1e86c1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</style:style>
    <style:style style:name="Leaf_20_Blue_20_2-outline6" style:display-name="Leaf Blue 2-outline6" style:family="presentation" style:parent-style-name="Leaf_20_Blue_20_2-outline5"/>
    <style:style style:name="Leaf_20_Blue_20_2-outline7" style:display-name="Leaf Blue 2-outline7" style:family="presentation" style:parent-style-name="Leaf_20_Blue_20_2-outline6"/>
    <style:style style:name="Leaf_20_Blue_20_2-outline8" style:display-name="Leaf Blue 2-outline8" style:family="presentation" style:parent-style-name="Leaf_20_Blue_20_2-outline7"/>
    <style:style style:name="Leaf_20_Blue_20_2-outline9" style:display-name="Leaf Blue 2-outline9" style:family="presentation" style:parent-style-name="Leaf_20_Blue_20_2-outline8"/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 draw:auto-grow-height="false" draw:fit-to-size="false" style:shrink-to-fit="tru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</style:style>
    <style:style style:name="End_20_Slide-outline6" style:display-name="End Slide-outline6" style:family="presentation" style:parent-style-name="End_20_Slide-outline5"/>
    <style:style style:name="End_20_Slide-outline7" style:display-name="End Slide-outline7" style:family="presentation" style:parent-style-name="End_20_Slide-outline6"/>
    <style:style style:name="End_20_Slide-outline8" style:display-name="End Slide-outline8" style:family="presentation" style:parent-style-name="End_20_Slide-outline7"/>
    <style:style style:name="End_20_Slide-outline9" style:display-name="End Slide-outline9" style:family="presentation" style:parent-style-name="End_20_Slide-outline8"/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 draw:auto-grow-height="false" draw:fit-to-size="false" style:shrink-to-fit="tru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Mpr1" style:family="presentation" style:parent-style-name="Title_20_Slid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Right_20_Bar_20_White-backgroundobjects">
      <style:graphic-properties draw:fill="none" draw:fill-color="#ffffff" fo:min-height="0.6cm" loext:decorative="false"/>
      <style:paragraph-properties style:writing-mode="lr-tb"/>
    </style:style>
    <style:style style:name="Mpr4" style:family="presentation" style:parent-style-name="Right_20_Bar_20_White-backgroundobjects">
      <style:graphic-properties draw:fill="none" fo:min-height="0.6cm" loext:decorative="false"/>
      <style:paragraph-properties style:writing-mode="lr-tb"/>
    </style:style>
    <style:style style:name="Mpr5" style:family="presentation" style:parent-style-name="Right_20_Bar_20_White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Left_20_Bar_20_White-backgroundobjects">
      <style:graphic-properties draw:fill="none" draw:fill-color="#ffffff" fo:min-height="0.6cm" loext:decorative="false"/>
      <style:paragraph-properties style:writing-mode="lr-tb"/>
    </style:style>
    <style:style style:name="Mpr8" style:family="presentation" style:parent-style-name="Left_20_Bar_20_White-backgroundobjects">
      <style:graphic-properties draw:fill="none" fo:min-height="0.6cm" loext:decorative="false"/>
      <style:paragraph-properties style:writing-mode="lr-tb"/>
    </style:style>
    <style:style style:name="Mpr9" style:family="presentation" style:parent-style-name="Left_20_Bar_20_White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Bottom_20_Bar_20_White-backgroundobjects">
      <style:graphic-properties draw:fill="none" draw:fill-color="#ffffff" fo:min-height="0.6cm" loext:decorative="false"/>
      <style:paragraph-properties style:writing-mode="lr-tb"/>
    </style:style>
    <style:style style:name="Mpr12" style:family="presentation" style:parent-style-name="Bottom_20_Bar_20_White-backgroundobjects">
      <style:graphic-properties draw:fill="none" fo:min-height="0.6cm" loext:decorative="false"/>
      <style:paragraph-properties style:writing-mode="lr-tb"/>
    </style:style>
    <style:style style:name="Mpr13" style:family="presentation" style:parent-style-name="Bottom_20_Bar_20_White-backgroundobjects">
      <style:graphic-properties draw:fill="none" draw:fill-color="#ffffff" fo:min-height="1.484cm" loext:decorative="false"/>
      <style:paragraph-properties style:writing-mode="lr-tb"/>
    </style:style>
    <style:style style:name="Mpr14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Bottom_20_Bar_20_Blue-backgroundobjects">
      <style:graphic-properties draw:fill="none" draw:fill-color="#ffffff" fo:min-height="0.6cm" loext:decorative="false"/>
      <style:paragraph-properties style:writing-mode="lr-tb"/>
    </style:style>
    <style:style style:name="Mpr16" style:family="presentation" style:parent-style-name="Bottom_20_Bar_20_Blue-backgroundobjects">
      <style:graphic-properties draw:fill="none" fo:min-height="0.6cm" loext:decorative="false"/>
      <style:paragraph-properties style:writing-mode="lr-tb"/>
    </style:style>
    <style:style style:name="Mpr17" style:family="presentation" style:parent-style-name="Bottom_20_Bar_20_Blue-backgroundobjects">
      <style:graphic-properties draw:fill="none" draw:fill-color="#ffffff" fo:min-height="1.484cm" loext:decorative="false"/>
      <style:paragraph-properties style:writing-mode="lr-tb"/>
    </style:style>
    <style:style style:name="Mpr1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Leaf_20_White_20_1-backgroundobjects">
      <style:graphic-properties draw:fill="none" draw:fill-color="#ffffff" fo:min-height="0.6cm" loext:decorative="false"/>
      <style:paragraph-properties style:writing-mode="lr-tb"/>
    </style:style>
    <style:style style:name="Mpr20" style:family="presentation" style:parent-style-name="Leaf_20_White_20_1-backgroundobjects">
      <style:graphic-properties draw:fill="none" fo:min-height="0.6cm" loext:decorative="false"/>
      <style:paragraph-properties style:writing-mode="lr-tb"/>
    </style:style>
    <style:style style:name="Mpr21" style:family="presentation" style:parent-style-name="Leaf_20_White_20_1-backgroundobjects">
      <style:graphic-properties draw:fill="none" draw:fill-color="#ffffff" fo:min-height="1.484cm" loext:decorative="false"/>
      <style:paragraph-properties style:writing-mode="lr-tb"/>
    </style:style>
    <style:style style:name="Mpr22" style:family="presentation" style:parent-style-name="Leaf_20_Whit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Leaf_20_White_20_2-backgroundobjects">
      <style:graphic-properties draw:fill="none" draw:fill-color="#ffffff" fo:min-height="0.6cm" loext:decorative="false"/>
      <style:paragraph-properties style:writing-mode="lr-tb"/>
    </style:style>
    <style:style style:name="Mpr24" style:family="presentation" style:parent-style-name="Leaf_20_White_20_2-backgroundobjects">
      <style:graphic-properties draw:fill="none" fo:min-height="0.6cm" loext:decorative="false"/>
      <style:paragraph-properties style:writing-mode="lr-tb"/>
    </style:style>
    <style:style style:name="Mpr25" style:family="presentation" style:parent-style-name="Leaf_20_White_20_2-backgroundobjects">
      <style:graphic-properties draw:fill="none" draw:fill-color="#ffffff" fo:min-height="1.484cm" loext:decorative="false"/>
      <style:paragraph-properties style:writing-mode="lr-tb"/>
    </style:style>
    <style:style style:name="Mpr26" style:family="presentation" style:parent-style-name="Leaf_20_Whit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Right_20_Bar_20_Blue-backgroundobjects">
      <style:graphic-properties draw:fill="none" draw:fill-color="#ffffff" fo:min-height="0.6cm" loext:decorative="false"/>
      <style:paragraph-properties style:writing-mode="lr-tb"/>
    </style:style>
    <style:style style:name="Mpr28" style:family="presentation" style:parent-style-name="Right_20_Bar_20_Blue-backgroundobjects">
      <style:graphic-properties draw:fill="none" fo:min-height="0.6cm" loext:decorative="false"/>
      <style:paragraph-properties style:writing-mode="lr-tb"/>
    </style:style>
    <style:style style:name="Mpr29" style:family="presentation" style:parent-style-name="Right_20_Bar_20_Blue-backgroundobjects">
      <style:graphic-properties draw:fill="none" draw:fill-color="#ffffff" fo:min-height="1.484cm" loext:decorative="false"/>
      <style:paragraph-properties style:writing-mode="lr-tb"/>
    </style:style>
    <style:style style:name="Mpr30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Left_20_Bar_20_Blue-backgroundobjects">
      <style:graphic-properties draw:fill="none" draw:fill-color="#ffffff" fo:min-height="0.6cm" loext:decorative="false"/>
      <style:paragraph-properties style:writing-mode="lr-tb"/>
    </style:style>
    <style:style style:name="Mpr32" style:family="presentation" style:parent-style-name="Left_20_Bar_20_Blue-backgroundobjects">
      <style:graphic-properties draw:fill="none" fo:min-height="0.6cm" loext:decorative="false"/>
      <style:paragraph-properties style:writing-mode="lr-tb"/>
    </style:style>
    <style:style style:name="Mpr33" style:family="presentation" style:parent-style-name="Left_20_Bar_20_Blue-backgroundobjects">
      <style:graphic-properties draw:fill="none" draw:fill-color="#ffffff" fo:min-height="1.484cm" loext:decorative="false"/>
      <style:paragraph-properties style:writing-mode="lr-tb"/>
    </style:style>
    <style:style style:name="Mpr34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Leaf_20_Blue_20_1-backgroundobjects">
      <style:graphic-properties draw:fill="none" draw:fill-color="#ffffff" fo:min-height="0.6cm" loext:decorative="false"/>
      <style:paragraph-properties style:writing-mode="lr-tb"/>
    </style:style>
    <style:style style:name="Mpr36" style:family="presentation" style:parent-style-name="Leaf_20_Blue_20_1-backgroundobjects">
      <style:graphic-properties draw:fill="none" fo:min-height="0.6cm" loext:decorative="false"/>
      <style:paragraph-properties style:writing-mode="lr-tb"/>
    </style:style>
    <style:style style:name="Mpr37" style:family="presentation" style:parent-style-name="Leaf_20_Blue_20_1-backgroundobjects">
      <style:graphic-properties draw:fill="none" draw:fill-color="#ffffff" fo:min-height="1.484cm" loext:decorative="false"/>
      <style:paragraph-properties style:writing-mode="lr-tb"/>
    </style:style>
    <style:style style:name="Mpr38" style:family="presentation" style:parent-style-name="Leaf_20_Blu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Leaf_20_Blue_20_2-backgroundobjects">
      <style:graphic-properties draw:fill="none" draw:fill-color="#ffffff" fo:min-height="0.6cm" loext:decorative="false"/>
      <style:paragraph-properties style:writing-mode="lr-tb"/>
    </style:style>
    <style:style style:name="Mpr40" style:family="presentation" style:parent-style-name="Leaf_20_Blue_20_2-backgroundobjects">
      <style:graphic-properties draw:fill="none" fo:min-height="0.6cm" loext:decorative="false"/>
      <style:paragraph-properties style:writing-mode="lr-tb"/>
    </style:style>
    <style:style style:name="Mpr41" style:family="presentation" style:parent-style-name="Leaf_20_Blue_20_2-backgroundobjects">
      <style:graphic-properties draw:fill="none" draw:fill-color="#ffffff" fo:min-height="1.484cm" loext:decorative="false"/>
      <style:paragraph-properties style:writing-mode="lr-tb"/>
    </style:style>
    <style:style style:name="Mpr42" style:family="presentation" style:parent-style-name="Leaf_20_Blu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End_20_Slide-backgroundobjects">
      <style:graphic-properties draw:fill="none" draw:fill-color="#ffffff" fo:min-height="0.6cm" loext:decorative="false"/>
      <style:paragraph-properties style:writing-mode="lr-tb"/>
    </style:style>
    <style:style style:name="Mpr44" style:family="presentation" style:parent-style-name="End_20_Slide-backgroundobjects">
      <style:graphic-properties draw:fill="none" fo:min-height="0.6cm" loext:decorative="false"/>
      <style:paragraph-properties style:writing-mode="lr-tb"/>
    </style:style>
    <style:style style:name="Mpr45" style:family="presentation" style:parent-style-name="End_20_Slide-backgroundobjects">
      <style:graphic-properties draw:fill="none" draw:fill-color="#ffffff" fo:min-height="1.484cm" loext:decorative="false"/>
      <style:paragraph-properties style:writing-mode="lr-tb"/>
    </style:style>
    <style:style style:name="Mpr46" style:family="presentation" style:parent-style-name="End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ffffff" loext:opacity="100%"/>
    </style:style>
    <style:style style:name="MT2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cm" svg:height="5.062cm" svg:x="1cm" svg:y="3.742cm"/>
      <draw:page-thumbnail draw:layer="backgroundobjects" svg:width="9cm" svg:height="5.062cm" svg:x="1cm" svg:y="12.318cm"/>
      <draw:page-thumbnail draw:layer="backgroundobjects" svg:width="9cm" svg:height="5.062cm" svg:x="1cm" svg:y="20.894cm"/>
      <draw:page-thumbnail draw:layer="backgroundobjects" svg:width="9cm" svg:height="5.062cm" svg:x="11cm" svg:y="3.742cm"/>
      <draw:page-thumbnail draw:layer="backgroundobjects" svg:width="9cm" svg:height="5.062cm" svg:x="11cm" svg:y="12.318cm"/>
      <draw:page-thumbnail draw:layer="backgroundobjects" svg:width="9cm" svg:height="5.062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000000000780000004386765EBC4.jpg" xlink:type="simple" xlink:show="embed" xlink:actuate="onLoad" draw:mime-type="image/jpeg">
          <text:p/>
        </draw:image>
      </draw:frame>
      <draw:frame presentation:style-name="Title_20_Slide-title" draw:layer="backgroundobjects" svg:width="24cm" svg:height="5cm" svg:x="2cm" svg:y="3cm" presentation:class="title" presentation:placeholder="true">
        <draw:text-box/>
      </draw:frame>
      <draw:frame presentation:style-name="Title_20_Slide-outline1" draw:layer="backgroundobjects" svg:width="24cm" svg:height="6cm" svg:x="2cm" svg:y="8.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7cm" svg:height="9.56cm" svg:x="2cm" svg:y="2.5cm" presentation:class="page"/>
        <draw:frame presentation:style-name="Title_20_Slid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Right_20_Bar_20_White" style:display-name="Right Bar Whit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0.8cm" svg:height="15.75cm" svg:x="27.2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96E15883.png" xlink:type="simple" xlink:show="embed" xlink:actuate="onLoad" draw:mime-type="image/png"/>
      </draw:frame>
      <draw:frame presentation:style-name="Right_20_Bar_20_White-title" draw:layer="backgroundobjects" svg:width="25.2cm" svg:height="2.5cm" svg:x="1.4cm" svg:y="1cm" presentation:class="title" presentation:placeholder="true">
        <draw:text-box/>
      </draw:frame>
      <draw:frame presentation:style-name="Right_20_Bar_20_White-outline1" draw:layer="backgroundobjects" svg:width="25.2cm" svg:height="9.5cm" svg:x="1.4cm" svg:y="4.5cm" presentation:class="outline" presentation:placeholder="true">
        <draw:text-box/>
      </draw:frame>
      <draw:frame presentation:style-name="Mpr3" draw:text-style-name="MP2" draw:layer="backgroundobjects" svg:width="6.52cm" svg:height="0.674cm" svg:x="1.4cm" svg:y="14.8cm" presentation:class="date-time">
        <draw:text-box>
          <text:p text:style-name="MP1"><presentation:date-time/></text:p>
        </draw:text-box>
      </draw:frame>
      <draw:frame presentation:style-name="Mpr4" draw:text-style-name="MP8" draw:layer="backgroundobjects" svg:width="9cm" svg:height="0.674cm" svg:x="9.5cm" svg:y="14.8cm" presentation:class="footer">
        <draw:text-box>
          <text:p text:style-name="MP7"><presentation:footer/></text:p>
        </draw:text-box>
      </draw:frame>
      <draw:frame presentation:style-name="Mpr3" draw:text-style-name="MP4" draw:layer="backgroundobjects" svg:width="6.52cm" svg:height="0.674cm" svg:x="20.08cm" svg:y="14.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Right_20_Bar_20_White-title" draw:layer="backgroundobjects" svg:width="17cm" svg:height="9.56cm" svg:x="2cm" svg:y="2.5cm" presentation:class="page"/>
        <draw:frame presentation:style-name="Right_20_Bar_20_Whit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ft_20_Bar_20_White" style:display-name="Left Bar Whit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6" draw:layer="backgroundobjects" svg:width="0.8cm" svg:height="15.75cm" svg:x="0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96E15883.png" xlink:type="simple" xlink:show="embed" xlink:actuate="onLoad" draw:mime-type="image/png"/>
      </draw:frame>
      <draw:frame presentation:style-name="Left_20_Bar_20_White-title" draw:layer="backgroundobjects" svg:width="25.2cm" svg:height="2.5cm" svg:x="1.4cm" svg:y="1cm" presentation:class="title" presentation:placeholder="true">
        <draw:text-box/>
      </draw:frame>
      <draw:frame presentation:style-name="Left_20_Bar_20_White-outline1" draw:layer="backgroundobjects" svg:width="25.2cm" svg:height="9.5cm" svg:x="1.4cm" svg:y="4.5cm" presentation:class="outline" presentation:placeholder="true">
        <draw:text-box/>
      </draw:frame>
      <draw:frame presentation:style-name="Mpr7" draw:text-style-name="MP2" draw:layer="backgroundobjects" svg:width="6.52cm" svg:height="0.674cm" svg:x="1.4cm" svg:y="14.8cm" presentation:class="date-time">
        <draw:text-box>
          <text:p text:style-name="MP1"><presentation:date-time/></text:p>
        </draw:text-box>
      </draw:frame>
      <draw:frame presentation:style-name="Mpr8" draw:text-style-name="MP8" draw:layer="backgroundobjects" svg:width="9cm" svg:height="0.674cm" svg:x="9.5cm" svg:y="14.8cm" presentation:class="footer">
        <draw:text-box>
          <text:p text:style-name="MP7"><presentation:footer/></text:p>
        </draw:text-box>
      </draw:frame>
      <draw:frame presentation:style-name="Mpr7" draw:text-style-name="MP4" draw:layer="backgroundobjects" svg:width="6.52cm" svg:height="0.674cm" svg:x="20.08cm" svg:y="14.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Left_20_Bar_20_White-title" draw:layer="backgroundobjects" svg:width="17cm" svg:height="9.56cm" svg:x="2cm" svg:y="2.5cm" presentation:class="page"/>
        <draw:frame presentation:style-name="Left_20_Bar_20_White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ottom_20_Bar_20_White" style:display-name="Bottom Bar Whit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28cm" svg:height="0.7cm" svg:x="0cm" svg:y="15.05cm">
        <draw:image xlink:href="Pictures/10000CA90000844B000003429459CB15.svg" xlink:type="simple" xlink:show="embed" xlink:actuate="onLoad" draw:mime-type="image/svg+xml">
          <text:p/>
        </draw:image>
        <draw:image xlink:href="Pictures/100000010000050000000020CA013555.png" xlink:type="simple" xlink:show="embed" xlink:actuate="onLoad" draw:mime-type="image/png"/>
      </draw:frame>
      <draw:frame presentation:style-name="Bottom_20_Bar_20_White-title" draw:layer="backgroundobjects" svg:width="25.2cm" svg:height="2.5cm" svg:x="1.4cm" svg:y="1cm" presentation:class="title" presentation:placeholder="true">
        <draw:text-box/>
      </draw:frame>
      <draw:frame presentation:style-name="Bottom_20_Bar_20_White-outline1" draw:layer="backgroundobjects" svg:width="25.2cm" svg:height="9.5cm" svg:x="1.4cm" svg:y="4.5cm" presentation:class="outline" presentation:placeholder="true">
        <draw:text-box/>
      </draw:frame>
      <draw:frame presentation:style-name="Mpr11" draw:text-style-name="MP2" draw:layer="backgroundobjects" svg:width="6.52cm" svg:height="0.674cm" svg:x="1.4cm" svg:y="14.8cm" presentation:class="date-time">
        <draw:text-box>
          <text:p text:style-name="MP1"><presentation:date-time/></text:p>
        </draw:text-box>
      </draw:frame>
      <draw:frame presentation:style-name="Mpr12" draw:text-style-name="MP8" draw:layer="backgroundobjects" svg:width="9cm" svg:height="0.674cm" svg:x="9.5cm" svg:y="14.8cm" presentation:class="footer">
        <draw:text-box>
          <text:p text:style-name="MP7"><presentation:footer/></text:p>
        </draw:text-box>
      </draw:frame>
      <draw:frame presentation:style-name="Mpr11" draw:text-style-name="MP4" draw:layer="backgroundobjects" svg:width="6.52cm" svg:height="0.674cm" svg:x="20.08cm" svg:y="14.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Bottom_20_Bar_20_White-title" draw:layer="backgroundobjects" svg:width="17cm" svg:height="9.56cm" svg:x="2cm" svg:y="2.5cm" presentation:class="page"/>
        <draw:frame presentation:style-name="Bottom_20_Bar_20_White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ottom_20_Bar_20_Blue" style:display-name="Bottom Bar Blue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28cm" svg:height="0.7cm" svg:x="0cm" svg:y="15.05cm">
        <draw:image xlink:href="Pictures/10000C340000844B000003421C8EBBF6.svg" xlink:type="simple" xlink:show="embed" xlink:actuate="onLoad" draw:mime-type="image/svg+xml">
          <text:p/>
        </draw:image>
        <draw:image xlink:href="Pictures/100000010000050000000020756EAF6F.png" xlink:type="simple" xlink:show="embed" xlink:actuate="onLoad" draw:mime-type="image/png"/>
      </draw:frame>
      <draw:frame presentation:style-name="Bottom_20_Bar_20_Blue-title" draw:layer="backgroundobjects" svg:width="25.2cm" svg:height="2.5cm" svg:x="1.4cm" svg:y="1cm" presentation:class="title" presentation:placeholder="true">
        <draw:text-box/>
      </draw:frame>
      <draw:frame presentation:style-name="Bottom_20_Bar_20_Blue-outline1" draw:layer="backgroundobjects" svg:width="25.2cm" svg:height="9.5cm" svg:x="1.4cm" svg:y="4.5cm" presentation:class="outline" presentation:placeholder="true">
        <draw:text-box/>
      </draw:frame>
      <draw:frame presentation:style-name="Mpr15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cm" svg:height="0.674cm" svg:x="20.08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ottom_20_Bar_20_Blue-title" draw:layer="backgroundobjects" svg:width="17cm" svg:height="9.56cm" svg:x="2cm" svg:y="2.5cm" presentation:class="page"/>
        <draw:frame presentation:style-name="Bottom_20_Bar_20_Blue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af_20_White_20_1" style:display-name="Leaf White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834cm" svg:height="15.086cm" svg:x="0cm" svg:y="0cm">
        <draw:image xlink:href="Pictures/10000001000001F300000354A4683E4E.png" xlink:type="simple" xlink:show="embed" xlink:actuate="onLoad" draw:mime-type="image/png">
          <text:p/>
        </draw:image>
      </draw:frame>
      <draw:frame draw:style-name="Mgr4" draw:text-style-name="MP6" draw:layer="backgroundobjects" svg:width="0.8cm" svg:height="15.75cm" svg:x="27.2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96E15883.png" xlink:type="simple" xlink:show="embed" xlink:actuate="onLoad" draw:mime-type="image/png"/>
      </draw:frame>
      <draw:frame presentation:style-name="Leaf_20_White_20_1-title" draw:layer="backgroundobjects" svg:width="21.1cm" svg:height="2.5cm" svg:x="5.4cm" svg:y="1cm" presentation:class="title" presentation:placeholder="true">
        <draw:text-box/>
      </draw:frame>
      <draw:frame presentation:style-name="Leaf_20_White_20_1-outline1" draw:layer="backgroundobjects" svg:width="21.1cm" svg:height="9.5cm" svg:x="5.4cm" svg:y="4.5cm" presentation:class="outline" presentation:placeholder="true">
        <draw:text-box/>
      </draw:frame>
      <draw:frame presentation:style-name="Mpr19" draw:text-style-name="MP2" draw:layer="backgroundobjects" svg:width="6.52cm" svg:height="0.674cm" svg:x="1.4cm" svg:y="14.8cm" presentation:class="date-time">
        <draw:text-box>
          <text:p text:style-name="MP1"><presentation:date-time/></text:p>
        </draw:text-box>
      </draw:frame>
      <draw:frame presentation:style-name="Mpr20" draw:text-style-name="MP8" draw:layer="backgroundobjects" svg:width="9cm" svg:height="0.674cm" svg:x="9.5cm" svg:y="14.8cm" presentation:class="footer">
        <draw:text-box>
          <text:p text:style-name="MP7"><presentation:footer/></text:p>
        </draw:text-box>
      </draw:frame>
      <draw:frame presentation:style-name="Mpr19" draw:text-style-name="MP4" draw:layer="backgroundobjects" svg:width="6.52cm" svg:height="0.674cm" svg:x="20.08cm" svg:y="14.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Leaf_20_White_20_1-title" draw:layer="backgroundobjects" svg:width="17cm" svg:height="9.56cm" svg:x="2cm" svg:y="2.5cm" presentation:class="page"/>
        <draw:frame presentation:style-name="Leaf_20_White_20_1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af_20_White_20_2" style:display-name="Leaf White 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834cm" svg:height="15.086cm" draw:transform="rotate (-3.14159265358979) translate (28cm 15.75cm)">
        <draw:image xlink:href="Pictures/10000001000001F300000354A4683E4E.png" xlink:type="simple" xlink:show="embed" xlink:actuate="onLoad" draw:mime-type="image/png">
          <text:p/>
        </draw:image>
      </draw:frame>
      <draw:frame draw:style-name="Mgr5" draw:text-style-name="MP6" draw:layer="backgroundobjects" svg:width="0.8cm" svg:height="15.75cm" svg:x="0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96E15883.png" xlink:type="simple" xlink:show="embed" xlink:actuate="onLoad" draw:mime-type="image/png"/>
      </draw:frame>
      <draw:frame presentation:style-name="Leaf_20_White_20_2-title" draw:layer="backgroundobjects" svg:width="21.1cm" svg:height="2.5cm" svg:x="1.5cm" svg:y="1cm" presentation:class="title" presentation:placeholder="true">
        <draw:text-box/>
      </draw:frame>
      <draw:frame presentation:style-name="Leaf_20_White_20_2-outline1" draw:layer="backgroundobjects" svg:width="21.1cm" svg:height="9.5cm" svg:x="1.5cm" svg:y="4.5cm" presentation:class="outline" presentation:placeholder="true">
        <draw:text-box/>
      </draw:frame>
      <draw:frame presentation:style-name="Mpr23" draw:text-style-name="MP2" draw:layer="backgroundobjects" svg:width="6.52cm" svg:height="0.674cm" svg:x="1.4cm" svg:y="14.8cm" presentation:class="date-time">
        <draw:text-box>
          <text:p text:style-name="MP1"><presentation:date-time/></text:p>
        </draw:text-box>
      </draw:frame>
      <draw:frame presentation:style-name="Mpr24" draw:text-style-name="MP8" draw:layer="backgroundobjects" svg:width="9cm" svg:height="0.674cm" svg:x="9.5cm" svg:y="14.8cm" presentation:class="footer">
        <draw:text-box>
          <text:p text:style-name="MP7"><presentation:footer/></text:p>
        </draw:text-box>
      </draw:frame>
      <draw:frame presentation:style-name="Mpr23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eaf_20_White_20_2-title" draw:layer="backgroundobjects" svg:width="17cm" svg:height="9.56cm" svg:x="2cm" svg:y="2.5cm" presentation:class="page"/>
        <draw:frame presentation:style-name="Leaf_20_White_20_2-notes" draw:layer="backgroundobjects" svg:width="17cm" svg:height="14cm" svg:x="2cm" svg:y="13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Right_20_Bar_20_Blue" style:display-name="Right Bar Blue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0.8cm" svg:height="15.75cm" svg:x="27.2cm" svg:y="0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8EE0D876.png" xlink:type="simple" xlink:show="embed" xlink:actuate="onLoad" draw:mime-type="image/png"/>
      </draw:frame>
      <draw:frame presentation:style-name="Right_20_Bar_20_Blue-title" draw:layer="backgroundobjects" svg:width="25.2cm" svg:height="2.5cm" svg:x="1.4cm" svg:y="1cm" presentation:class="title" presentation:placeholder="true">
        <draw:text-box/>
      </draw:frame>
      <draw:frame presentation:style-name="Right_20_Bar_20_Blue-outline1" draw:layer="backgroundobjects" svg:width="25.2cm" svg:height="9.5cm" svg:x="1.4cm" svg:y="4.5cm" presentation:class="outline" presentation:placeholder="true">
        <draw:text-box/>
      </draw:frame>
      <draw:frame presentation:style-name="Mpr27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27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Right_20_Bar_20_Blue-title" draw:layer="backgroundobjects" svg:width="17cm" svg:height="9.56cm" svg:x="2cm" svg:y="2.5cm" presentation:class="page"/>
        <draw:frame presentation:style-name="Right_20_Bar_20_Blue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ft_20_Bar_20_Blue" style:display-name="Left Bar Blue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6" draw:layer="backgroundobjects" svg:width="0.8cm" svg:height="15.75cm" svg:x="0cm" svg:y="0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8EE0D876.png" xlink:type="simple" xlink:show="embed" xlink:actuate="onLoad" draw:mime-type="image/png"/>
      </draw:frame>
      <draw:frame presentation:style-name="Left_20_Bar_20_Blue-title" draw:layer="backgroundobjects" svg:width="25.2cm" svg:height="2.5cm" svg:x="1.4cm" svg:y="1cm" presentation:class="title" presentation:placeholder="true">
        <draw:text-box/>
      </draw:frame>
      <draw:frame presentation:style-name="Left_20_Bar_20_Blue-outline1" draw:layer="backgroundobjects" svg:width="25.2cm" svg:height="9.5cm" svg:x="1.4cm" svg:y="4.5cm" presentation:class="outline" presentation:placeholder="true">
        <draw:text-box/>
      </draw:frame>
      <draw:frame presentation:style-name="Mpr31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31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eft_20_Bar_20_Blue-title" draw:layer="backgroundobjects" svg:width="17cm" svg:height="9.56cm" svg:x="2cm" svg:y="2.5cm" presentation:class="page"/>
        <draw:frame presentation:style-name="Left_20_Bar_20_Blue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af_20_Blue_20_1" style:display-name="Leaf Blue 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754cm" svg:height="14.986cm" svg:x="0cm" svg:y="0cm">
        <draw:image xlink:href="Pictures/10000001000001F000000351433544DC.png" xlink:type="simple" xlink:show="embed" xlink:actuate="onLoad" draw:mime-type="image/png">
          <text:p/>
        </draw:image>
      </draw:frame>
      <draw:frame draw:style-name="Mgr4" draw:text-style-name="MP6" draw:layer="backgroundobjects" svg:width="0.688cm" svg:height="15.751cm" svg:x="27.311cm" svg:y="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8EE0D876.png" xlink:type="simple" xlink:show="embed" xlink:actuate="onLoad" draw:mime-type="image/png"/>
      </draw:frame>
      <draw:frame presentation:style-name="Leaf_20_Blue_20_1-title" draw:layer="backgroundobjects" svg:width="21.1cm" svg:height="2.5cm" svg:x="5.4cm" svg:y="1cm" presentation:class="title" presentation:placeholder="true">
        <draw:text-box/>
      </draw:frame>
      <draw:frame presentation:style-name="Leaf_20_Blue_20_1-outline1" draw:layer="backgroundobjects" svg:width="21.1cm" svg:height="9.5cm" svg:x="5.4cm" svg:y="4.5cm" presentation:class="outline" presentation:placeholder="true">
        <draw:text-box/>
      </draw:frame>
      <draw:frame presentation:style-name="Mpr35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36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35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eaf_20_Blue_20_1-title" draw:layer="backgroundobjects" svg:width="17cm" svg:height="9.56cm" svg:x="2cm" svg:y="2.5cm" presentation:class="page"/>
        <draw:frame presentation:style-name="Leaf_20_Blue_20_1-notes" draw:layer="backgroundobjects" svg:width="17cm" svg:height="14cm" svg:x="2cm" svg:y="13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af_20_Blue_20_2" style:display-name="Leaf Blue 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754cm" svg:height="14.986cm" draw:transform="rotate (-3.14159265358979) translate (28cm 15.75cm)">
        <draw:image xlink:href="Pictures/10000001000001F000000351433544DC.png" xlink:type="simple" xlink:show="embed" xlink:actuate="onLoad" draw:mime-type="image/png">
          <text:p/>
        </draw:image>
      </draw:frame>
      <draw:frame draw:style-name="Mgr5" draw:text-style-name="MP6" draw:layer="backgroundobjects" svg:width="0.8cm" svg:height="15.75cm" svg:x="0cm" svg:y="0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8EE0D876.png" xlink:type="simple" xlink:show="embed" xlink:actuate="onLoad" draw:mime-type="image/png"/>
      </draw:frame>
      <draw:frame presentation:style-name="Leaf_20_Blue_20_2-title" draw:layer="backgroundobjects" svg:width="21.1cm" svg:height="2.5cm" svg:x="1.5cm" svg:y="1cm" presentation:class="title" presentation:placeholder="true">
        <draw:text-box/>
      </draw:frame>
      <draw:frame presentation:style-name="Leaf_20_Blue_20_2-outline1" draw:layer="backgroundobjects" svg:width="21.1cm" svg:height="9.5cm" svg:x="1.5cm" svg:y="4.5cm" presentation:class="outline" presentation:placeholder="true">
        <draw:text-box/>
      </draw:frame>
      <draw:frame presentation:style-name="Mpr39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39" draw:text-style-name="MP4" draw:layer="backgroundobjects" svg:width="6.52cm" svg:height="0.674cm" svg:x="20.08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Leaf_20_Blue_20_2-title" draw:layer="backgroundobjects" svg:width="17cm" svg:height="9.56cm" svg:x="2cm" svg:y="2.5cm" presentation:class="page"/>
        <draw:frame presentation:style-name="Leaf_20_Blue_20_2-notes" draw:layer="backgroundobjects" svg:width="17cm" svg:height="14cm" svg:x="2cm" svg:y="13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End_20_Slide" style:display-name="End Slide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End_20_Slide-title" draw:layer="backgroundobjects" svg:width="25.2cm" svg:height="2.5cm" svg:x="1.4cm" svg:y="1cm" presentation:class="title" presentation:placeholder="true">
        <draw:text-box/>
      </draw:frame>
      <draw:frame presentation:style-name="End_20_Slide-outline1" draw:layer="backgroundobjects" svg:width="25.2cm" svg:height="9.5cm" svg:x="1.4cm" svg:y="4.5cm" presentation:class="outline" presentation:placeholder="true">
        <draw:text-box/>
      </draw:frame>
      <draw:frame presentation:style-name="Mpr43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44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43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End_20_Slide-title" draw:layer="backgroundobjects" svg:width="17cm" svg:height="9.56cm" svg:x="2cm" svg:y="2.5cm" presentation:class="page"/>
        <draw:frame presentation:style-name="End_20_Slide-notes" draw:layer="backgroundobjects" svg:width="17cm" svg:height="14cm" svg:x="2cm" svg:y="13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dc:description>
               Growing Liberty - LibreOffice Impress Template
                    by Budi Aryo @tokofoss

This template is made as an answer to Indonesian LibreOffice Community and
Gimpscape ID's call-to-arms to contribute to the 10th anniversary of
LibreOffice celebration.

Images included inside template:

- White Flower Background 2 by MALIZ ONG
https://publicdomainpictures.net/en/view-image.php?image=38846&amp;picture=white-flower-background-2

Credits:

This work is licensed under the Creative Commons Attribution-ShareAlike 4.0
International License by Budi Aryo @tokofos.
To view a copy of this license, visit https://creativecommons.org/licenses/by-sa/4.0/legalcode
or send a letter to Creative Commons, PO Box 1866, Mountain View, CA 94042, USA.

    </dc:description>
    <meta:generator>LibreOffice/24.8.4.2$Linux_X86_64 LibreOffice_project/480$Build-2</meta:generator>
    <meta:creation-date>2025-01-27T19:16:36.596087030</meta:creation-date>
    <meta:editing-duration>PT4M35S</meta:editing-duration>
    <meta:editing-cycles>2</meta:editing-cycles>
    <dc:date>2025-01-27T20:21:22.883840754</dc:date>
    <meta:document-statistic meta:object-count="178"/>
  </office:meta>
</office:document-meta>
</file>